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Helvetica" svg:font-family="Helvetic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style:font-size-asian="12pt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letter-spacing="normal" style:letter-kerning="true" style:font-size-asian="12pt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background-color="#009900" style:font-size-asian="12pt"/>
    </style:style>
    <style:style style:name="P5" style:family="paragraph" style:parent-style-name="Standard">
      <style:text-properties fo:color="#1a1a1a" style:font-name="ArialMT" fo:font-size="13pt" fo:letter-spacing="normal" style:letter-kerning="false" style:font-size-asian="13pt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1a1a1a" style:font-name="ArialMT" fo:font-size="13pt" fo:letter-spacing="normal" style:letter-kerning="false" style:font-size-asian="13pt"/>
    </style:style>
    <style:style style:name="P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background-color="#009900"/>
    </style:style>
    <style:style style:name="P9" style:family="paragraph" style:parent-style-name="Standard" style:master-page-name="Standard">
      <style:paragraph-properties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T1" style:family="text">
      <style:text-properties fo:color="#000000" style:font-name="Helvetica" fo:font-size="12pt" style:font-size-asian="12pt"/>
    </style:style>
    <style:style style:name="T2" style:family="text">
      <style:text-properties fo:color="#000000" style:font-name="Helvetica" fo:font-size="12pt" fo:letter-spacing="normal" style:letter-kerning="true" style:font-size-asian="12pt"/>
    </style:style>
    <style:style style:name="T3" style:family="text">
      <style:text-properties fo:color="#1a1a1a" style:font-name="ArialMT" fo:font-size="13pt" fo:letter-spacing="normal" style:letter-kerning="false" style:font-size-asian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REVISIONES<text:tab/></text:span></text:p>
      <text:p text:style-name="P2"/>
      <text:p text:style-name="P1"><text:span text:style-name="T1">Coloco directorio por directorio (en orden alfabético inverso) las capas que han sido actualizadas en </text:span></text:p>
      <text:p text:style-name="P1"><text:span text:style-name="T1">gye/region2015/prep. El trabajo involucra volver a cambiar separadores y punto decimal y llevar a layers.</text:span></text:p>
      <text:p text:style-name="P2"/>
      <text:p text:style-name="P8"><text:span text:style-name="T1">1. github/gye/region2015/prep/presiones </text:span></text:p>
      <text:p text:style-name="P8"><text:span text:style-name="T1">po_pathogens </text:span></text:p>
      <text:p text:style-name="P8"><text:span text:style-name="T1">po_trash</text:span></text:p>
      <text:p text:style-name="P4"/>
      <text:p text:style-name="P8"><text:span text:style-name="T1">inesperadamente también están cambiando en este momento la siguiente:</text:span></text:p>
      <text:p text:style-name="P8"><text:span text:style-name="T1">hd_subtidal_hb le van a poner a todo 0 (cero) (antes iban a usar la global, pero como en el Golfo no hay pesca con explosivos, se pone todo en cero.)</text:span></text:p>
      <text:p text:style-name="P2"/>
      <text:p text:style-name="P1"><text:span text:style-name="T1">2. github/gye/region2015/prep/9_CW</text:span></text:p>
      <text:p text:style-name="P1"><text:span text:style-name="T3">cw_fertilizer_trend_gye2015.csv <text:s/>, cw_pesticide_trend_gye2015.csv , cw_pathogen_trend_gye2015.csv y cw_coastalpopn_trend_gye2015.csv </text:span></text:p>
      <text:p text:style-name="P6"/>
      <text:p text:style-name="P1"><text:span text:style-name="T3">todas tienen nuevos valores, son series de tiempo que se usan para calcular las respectivas tendencias, por lo tanto esas tendencias se deben volver a calcular.</text:span></text:p>
      <text:p text:style-name="P6"/>
      <text:p text:style-name="P1"><text:span text:style-name="T3">3. </text:span><text:span text:style-name="T2">github/gye/region2015/prep/8.1_ICO</text:span></text:p>
      <text:p text:style-name="P1"><text:span text:style-name="T2">ico_spp_extinction_status_gye2015_TG.csv</text:span></text:p>
      <text:p text:style-name="P1"><text:span text:style-name="T2">ico_spp_popn_trend_gye2015_TG.csv</text:span></text:p>
      <text:p text:style-name="P3"/>
      <text:p text:style-name="P1"><text:span text:style-name="T2">4. github/gye/region2015/prep/6.1_LIV</text:span></text:p>
      <text:p text:style-name="P7"><text:span text:style-name="T2">le_vab.csv</text:span></text:p>
      <text:p text:style-name="P7"><text:span text:style-name="T2">le_workforcesize_adj.csv</text:span></text:p>
      <text:p text:style-name="P1"><text:span text:style-name="T2">son las únicas que cambian</text:span></text:p>
      <text:p text:style-name="P3"/>
      <text:p text:style-name="Standard"><text:span text:style-name="T3">5. </text:span><text:span text:style-name="T2">github/gye/region2015/prep/</text:span><text:span text:style-name="T3">1.2_MAR</text:span></text:p>
      <text:p text:style-name="Standard"><text:span text:style-name="T3">mar_coastalpopn_inland25km: Se corrigieron unos valores para Santa Elena de población.</text:span></text:p>
      <text:p text:style-name="Standard"><text:span text:style-name="T3">es la única que cambia</text:span></text:p>
      <text:p text:style-name="P5"/>
      <text:p text:style-name="Standard"><text:span text:style-name="T3">6. <text:s/></text:span><text:span text:style-name="T2">github/gye/region2015/prep/1.1_FIS </text:span></text:p>
      <text:p text:style-name="Standard"><text:span text:style-name="T3">fp_wildcaught_weight </text:span></text:p>
      <text:p text:style-name="Standard"><text:soft-page-break/><text:span text:style-name="T3">es la única que cambia</text:span></text:p>
      <text:p text:style-name="P5"/>
      <text:p text:style-name="Standard"><text:span text:style-name="T3">Las capas de resiliencias están en </text:span><text:span text:style-name="T2">github/gye/region2015/prep/resiliencia </text:span></text:p>
      <text:p text:style-name="Standard"><text:span text:style-name="T3">todas las capas en este directorio son nuevas, no se habían colocado datos locales en ellas. Ahora se hizo para 15 <text:s/>capas del total de 19 que están en la aplicación.</text:span></text:p>
      <text:p text:style-name="Standard"><text:span text:style-name="T3">Son estas:</text:span></text:p>
      <text:p text:style-name="P5"/>
      <text:p text:style-name="Standard"><text:span text:style-name="T3">li_gci</text:span></text:p>
      <text:p text:style-name="Standard"><text:span text:style-name="T3">wgi_all</text:span></text:p>
      <text:p text:style-name="Standard"><text:span text:style-name="T3">fishing_v1</text:span></text:p>
      <text:p text:style-name="Standard"><text:span text:style-name="T3">fishing_v2</text:span></text:p>
      <text:p text:style-name="Standard"><text:span text:style-name="T3">fishing_v1_eez</text:span></text:p>
      <text:p text:style-name="Standard"><text:span text:style-name="T3">fishing_v2_eez</text:span></text:p>
      <text:p text:style-name="Standard"><text:span text:style-name="T3">fishing_v3_eez</text:span></text:p>
      <text:p text:style-name="Standard"><text:span text:style-name="T3">mariculture</text:span></text:p>
      <text:p text:style-name="Standard"><text:span text:style-name="T3">habitat</text:span></text:p>
      <text:p text:style-name="Standard"><text:span text:style-name="T3">habitat_combo</text:span></text:p>
      <text:p text:style-name="Standard"><text:span text:style-name="T3">habitat_combo_eez</text:span></text:p>
      <text:p text:style-name="Standard"><text:span text:style-name="T3">tourism</text:span></text:p>
      <text:p text:style-name="Standard"><text:span text:style-name="T3">water</text:span></text:p>
      <text:p text:style-name="Standard"><text:span text:style-name="T3">cites</text:span></text:p>
      <text:p text:style-name="Standard"><text:span text:style-name="T3">alien_species</text:span></text:p>
      <text:p text:style-name="P5"/>
      <text:p text:style-name="Standard"><text:span text:style-name="T3">No se van a cambiar las otras 4 que son:</text:span></text:p>
      <text:p text:style-name="Standard"><text:span text:style-name="T3">msi_gov</text:span></text:p>
      <text:p text:style-name="Standard"><text:span text:style-name="T3">li_sector_evenness</text:span></text:p>
      <text:p text:style-name="Standard"><text:span text:style-name="T3">species_diversity</text:span></text:p>
      <text:p text:style-name="Standard"><text:span text:style-name="T3">species_diversity_3n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roman"/>
    <style:font-face style:name="Helvetica" svg:font-family="Helvetic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7" meta:word-count="216" meta:character-count="1763" meta:non-whitespace-character-count="1583"/>
    <dc:date>2015-06-29T20:32:25.962944992</dc:date>
    <meta:generator>LibreOffice/4.2.8.2$Linux_X86_64 LibreOffice_project/420m0$Build-2</meta:generator>
  </office:meta>
</office:document-meta>
</file>